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Przyodziałeś mnie, Panie,</text:span><text:span text:style-name="T1"><text:line-break/></text:span><text:span text:style-name="T1">w Swoją moc,</text:span><text:span text:style-name="T1"><text:line-break/></text:span><text:span text:style-name="T1">Duch Twój na mnie spoczął.</text:span><text:span text:style-name="T1"><text:line-break/></text:span><text:span text:style-name="T1">Wysławiam Jezu</text:span><text:span text:style-name="T1"><text:line-break/></text:span><text:span text:style-name="T1">Twoje zwycięstwo</text:span><text:span text:style-name="T1"><text:line-break/></text:span><text:span text:style-name="T1">nad mocami ciemności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7.999cm" svg:height="21cm" svg:x="0cm" svg:y="0cm" presentation:class="title" presentation:user-transformed="true">
          <draw:text-box>
            <text:p text:style-name="P1"><text:span text:style-name="T1">Sławię Cię, Panie mój,</text:span><text:span text:style-name="T1"><text:line-break/></text:span><text:span text:style-name="T1">Bo mnie wybawiłeś /x2</text:span><text:span text:style-name="T1"><text:line-break/></text:span><text:span text:style-name="T1">Dzięki Ci</text:span><text:span text:style-name="T1"><text:line-break/></text:span><text:span text:style-name="T1">za to, żeś uchronił</text:span><text:span text:style-name="T1"><text:line-break/></text:span><text:span text:style-name="T1">moje życie od śmierci,</text:span><text:span text:style-name="T1"><text:line-break/></text:span><text:span text:style-name="T1">Nogi od upadku i oczy od łez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2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7T17:40:13</meta:creation-date>
    <dc:creator>Rafał Talacha</dc:creator>
    <dc:date>2009-01-27T16:03:15</dc:date>
    <dc:language>pl-PL</dc:language>
    <meta:editing-cycles>8</meta:editing-cycles>
    <meta:editing-duration>PT3M7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